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df6d" officeooo:paragraph-rsid="001edf6d"/>
    </style:style>
    <style:style style:name="P2" style:family="paragraph" style:parent-style-name="Standard">
      <style:text-properties officeooo:paragraph-rsid="001edf6d"/>
    </style:style>
    <style:style style:name="P3" style:family="paragraph" style:parent-style-name="Standard" style:list-style-name="L1"/>
    <style:style style:name="P4" style:family="paragraph" style:parent-style-name="Standard">
      <style:text-properties style:text-underline-style="none" officeooo:paragraph-rsid="001edf6d"/>
    </style:style>
    <style:style style:name="P5" style:family="paragraph" style:parent-style-name="Text_20_body">
      <style:text-properties officeooo:rsid="001edf6d"/>
    </style:style>
    <style:style style:name="P6" style:family="paragraph" style:parent-style-name="Text_20_body">
      <style:text-properties officeooo:paragraph-rsid="001edf6d"/>
    </style:style>
    <style:style style:name="P7" style:family="paragraph" style:parent-style-name="Text_20_body">
      <style:text-properties officeooo:paragraph-rsid="00236e2e"/>
    </style:style>
    <style:style style:name="P8" style:family="paragraph" style:parent-style-name="Heading_20_1">
      <style:text-properties officeooo:paragraph-rsid="00236e2e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edf6d"/>
    </style:style>
    <style:style style:name="T2" style:family="text">
      <style:text-properties officeooo:rsid="0020272d"/>
    </style:style>
    <style:style style:name="T3" style:family="text">
      <style:text-properties officeooo:rsid="0022230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idPoints</text:p>
      <text:p text:style-name="Subtitle">A <text:span text:style-name="T1">R</text:span>eward <text:span text:style-name="T1">S</text:span>ystem <text:span text:style-name="T1">F</text:span>or <text:span text:style-name="T1">K</text:span>ids</text:p>
      <text:p text:style-name="P5"><text:bookmark-start text:name="__RefHeading___Toc111_1919570303"/><text:bookmark-end text:name="__RefHeading___Toc111_1919570303"/></text:p>
      <text:table-of-content text:style-name="Sect1" text:protected="true" text:name="Sumario1">
        <text:table-of-content-source text:outline-level="3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mary</text:p>
          </text:index-title>
          <text:p text:style-name="P11"><text:a xlink:type="simple" xlink:href="#__RefHeading___Toc113_1919570303" text:style-name="Index_20_Link" text:visited-style-name="Index_20_Link">Introduction<text:tab/>1</text:a></text:p>
          <text:p text:style-name="P11"><text:a xlink:type="simple" xlink:href="#__RefHeading___Toc115_1919570303" text:style-name="Index_20_Link" text:visited-style-name="Index_20_Link">Functional Requirements<text:tab/>1</text:a></text:p>
          <text:p text:style-name="P9"><text:a xlink:type="simple" xlink:href="#__RefHeading___Toc221_1919570303" text:style-name="Index_20_Link" text:visited-style-name="Index_20_Link">How to access<text:tab/>1</text:a></text:p>
          <text:p text:style-name="P10"><text:a xlink:type="simple" xlink:href="#__RefHeading___Toc223_1919570303" text:style-name="Index_20_Link" text:visited-style-name="Index_20_Link">Welcome Page<text:tab/>1</text:a></text:p>
          <text:p text:style-name="P11"><text:a xlink:type="simple" xlink:href="#__RefHeading___Toc438_1919570303" text:style-name="Index_20_Link" text:visited-style-name="Index_20_Link">Entities<text:tab/>3</text:a></text:p>
        </text:index-body>
      </text:table-of-content>
      <text:p text:style-name="P6"/>
      <text:h text:style-name="Heading_20_1" text:outline-level="1"><text:bookmark-start text:name="__RefHeading___Toc113_1919570303"/>Introduction<text:bookmark-end text:name="__RefHeading___Toc113_1919570303"/></text:h>
      <text:p text:style-name="P1"/>
      <text:h text:style-name="Heading_20_1" text:outline-level="1"><text:bookmark-start text:name="__RefHeading___Toc115_1919570303"/>Functional Requirements<text:bookmark-end text:name="__RefHeading___Toc115_1919570303"/></text:h>
      <text:p text:style-name="Standard"/>
      <text:h text:style-name="Heading_20_2" text:outline-level="2"><text:bookmark-start text:name="__RefHeading___Toc221_1919570303"/>How to access<text:bookmark-end text:name="__RefHeading___Toc221_1919570303"/></text:h>
      <text:p text:style-name="Standard"/>
      <text:p text:style-name="P2">This is a secured web application. Every user has to <text:span text:style-name="T1">sign up and </text:span>login in order to get full access to <text:span text:style-name="T1">all the</text:span> features.</text:p>
      <text:p text:style-name="P2">The<text:span text:style-name="T1">se</text:span> first three pages (welcome, sign up and forget your password) are the only ones visible without authentication, <text:span text:style-name="T1">and the entry point to the application.</text:span></text:p>
      <text:p text:style-name="Standard"/>
      <text:h text:style-name="Heading_20_3" text:outline-level="3"><text:bookmark-start text:name="__RefHeading___Toc223_1919570303"/>W<text:span text:style-name="T2">elcome</text:span> Page<text:bookmark-end text:name="__RefHeading___Toc223_1919570303"/></text:h>
      <text:p text:style-name="P4"/>
      <text:p text:style-name="Standard">From this screen, a new user should sign up in the application, and a<text:span text:style-name="T1">n</text:span> existing user should login.</text:p>
      <text:p text:style-name="Standard"/>
      <text:h text:style-name="Heading_20_4" text:outline-level="4"><text:bookmark-start text:name="__RefHeading___Toc226_1919570303"/>F<text:span text:style-name="T2">orm</text:span>:<text:bookmark-end text:name="__RefHeading___Toc226_1919570303"/></text:h>
      <text:list xml:id="list2080336423" text:style-name="L1">
        <text:list-item>
          <text:p text:style-name="P3">E-mail (text field – <text:span text:style-name="T3">mandatory mark – validation required</text:span>) </text:p>
        </text:list-item>
        <text:list-item>
          <text:p text:style-name="P3">Password (password field – <text:span text:style-name="T3">mandatory mark – validation required</text:span>) </text:p>
        </text:list-item>
        <text:list-item>
          <text:p text:style-name="P3">SIGN IN (button)</text:p>
        </text:list-item>
        <text:list-item>
          <text:p text:style-name="P3">SIGN UP (button):</text:p>
        </text:list-item>
        <text:list-item>
          <text:p text:style-name="P3">FORGET YOUR PASSWORD (link)</text:p>
        </text:list-item>
      </text:list>
      <text:p text:style-name="Standard"/>
      <text:h text:style-name="Heading_20_4" text:outline-level="4"><text:bookmark-start text:name="__RefHeading___Toc228_1919570303"/>A<text:span text:style-name="T2">ctions:</text:span><text:bookmark-end text:name="__RefHeading___Toc228_1919570303"/></text:h>
      <text:p text:style-name="Standard"/>
      <text:p text:style-name="Standard">SIGN IN</text:p>
      <text:p text:style-name="Standard">It will validate the user/pass against DB and will redirect to main page in case of success. Anyway, it will show a error message.</text:p>
      <text:p text:style-name="Standard"><text:soft-page-break/>Validations</text:p>
      <text:p text:style-name="Standard">* Blank field/s.</text:p>
      <text:p text:style-name="Standard">* E-mail is not valid or doesn't exists in DB.</text:p>
      <text:p text:style-name="Standard">* E-mail exists, but the user is not yet active (registration email)</text:p>
      <text:p text:style-name="Standard">* Password is incorrect.</text:p>
      <text:p text:style-name="Standard"/>
      <text:p text:style-name="Standard">SIGN UP</text:p>
      <text:p text:style-name="Standard">Redirects to **SIGN UP** page.</text:p>
      <text:p text:style-name="Standard">Validations</text:p>
      <text:p text:style-name="Standard">none</text:p>
      <text:p text:style-name="Standard"/>
      <text:p text:style-name="Standard">FORGET YOUR PASSWORD</text:p>
      <text:p text:style-name="Standard">Redirects to **FORGET YOUR PASSWORD?** page.</text:p>
      <text:p text:style-name="Standard">Validations</text:p>
      <text:p text:style-name="Standard">none</text:p>
      <text:p text:style-name="Standard"/>
      <text:p text:style-name="Standard"/>
      <text:p text:style-name="Standard"/>
      <text:p text:style-name="Standard">### FORGET YOUR PASSWORD Page (_UNAUTHENTICATED_):</text:p>
      <text:p text:style-name="Standard">#### FORM</text:p>
      <text:p text:style-name="Standard">* E-mail (text) _required_</text:p>
      <text:p text:style-name="Standard">* SUBMIT BUTTON</text:p>
      <text:p text:style-name="Standard">* RESET BUTTON</text:p>
      <text:p text:style-name="Standard">* GO BACK BUTTON</text:p>
      <text:p text:style-name="Standard">#### ACTIONS</text:p>
      <text:p text:style-name="Standard">##### SUBMIT</text:p>
      <text:p text:style-name="Standard">It will send an automatic e-mail to the user's e-mail with the stored password. Redirects to **WELCOME** Page.</text:p>
      <text:p text:style-name="Standard">###### Validations</text:p>
      <text:p text:style-name="Standard">* E-mail is blank, is not valid or doesn't exists in DB.</text:p>
      <text:p text:style-name="Standard">##### RESET</text:p>
      <text:p text:style-name="Standard">It'll erase data from the form.</text:p>
      <text:p text:style-name="Standard">###### Validations</text:p>
      <text:p text:style-name="Standard">none</text:p>
      <text:p text:style-name="Standard">##### GO BACK</text:p>
      <text:p text:style-name="Standard">Redirects to **WELCOME** Page.</text:p>
      <text:p text:style-name="Standard">###### Validations</text:p>
      <text:p text:style-name="Standard">none</text:p>
      <text:p text:style-name="Standard"/>
      <text:p text:style-name="Standard">### SIGN UP Page (_UNAUTHENTICATED_):</text:p>
      <text:p text:style-name="Standard">#### FORM</text:p>
      <text:p text:style-name="Standard">* Name (text)</text:p>
      <text:p text:style-name="Standard">* Genre (F/M combo) <text:s text:c="3"/></text:p>
      <text:p text:style-name="Standard">* Email (text)</text:p>
      <text:p text:style-name="Standard">* ¿Additional data? (not really necessary)</text:p>
      <text:p text:style-name="Standard">* Password (password)</text:p>
      <text:p text:style-name="Standard">* Repeat password (password)</text:p>
      <text:p text:style-name="Standard">* SUBMIT BUTTON.</text:p>
      <text:p text:style-name="Standard">* RESET BUTTON: simply erases the data in the form.</text:p>
      <text:p text:style-name="Standard">* GO BACK BUTTON: redirects to the **WELCOME** page</text:p>
      <text:p text:style-name="Standard">#### ACTIONS</text:p>
      <text:p text:style-name="Standard">##### SUBMIT</text:p>
      <text:p text:style-name="Standard"><text:soft-page-break/>This will create a new temporary user in the DB with the data introduced, and it will send a confirmation email to the user with an activation link. This link will contain at least two parameters: the user's email and a security token (stored in BD) in order to identify the user registry. This user's account won't be active until the link in the email is clicked.</text:p>
      <text:p text:style-name="Standard">###### Validations</text:p>
      <text:p text:style-name="Standard">* Name is blank</text:p>
      <text:p text:style-name="Standard">* E-mail is blank, is not valid or already exists in DB.</text:p>
      <text:p text:style-name="Standard">* Password too short (6-10 chars)</text:p>
      <text:p text:style-name="Standard">* Repeated password is blank or mismatch.</text:p>
      <text:p text:style-name="Standard">##### RESET</text:p>
      <text:p text:style-name="Standard">It'll erase data from the form.</text:p>
      <text:p text:style-name="Standard">###### Validations</text:p>
      <text:p text:style-name="Standard">none</text:p>
      <text:p text:style-name="Standard">##### GO BACK</text:p>
      <text:p text:style-name="Standard">Redirects to **WELCOME** Page.</text:p>
      <text:p text:style-name="Standard">###### Validations</text:p>
      <text:p text:style-name="Standard">none</text:p>
      <text:p text:style-name="Standard"/>
      <text:p text:style-name="Standard">### ACTIVATION LINK:</text:p>
      <text:p text:style-name="Standard">The link sent to the user's email will activate the account. The link has to be unique, embedding at least this data:</text:p>
      <text:p text:style-name="Standard">* e-mail</text:p>
      <text:p text:style-name="Standard">* security token</text:p>
      <text:p text:style-name="Standard">The link will perform the necessary actions to fully activate the user.</text:p>
      <text:p text:style-name="Standard"/>
      <text:p text:style-name="Standard">##### ACTIVATE</text:p>
      <text:p text:style-name="Standard">Activates the user indicated as parameter. It will update the DB registry. Redirects to **USER REGISTERED** Page.</text:p>
      <text:p text:style-name="Standard">###### Validations</text:p>
      <text:p text:style-name="Standard">* Invalid parameters.</text:p>
      <text:p text:style-name="Standard">* Email is not valid, or doesn't exists, or is already activated.</text:p>
      <text:p text:style-name="Standard">* Wrong security token.</text:p>
      <text:p text:style-name="Standard"/>
      <text:p text:style-name="Standard"/>
      <text:p text:style-name="Standard"/>
      <text:p text:style-name="Standard">------------------------------------------------</text:p>
      <text:h text:style-name="P8" text:outline-level="1"><text:bookmark-start text:name="__RefHeading___Toc438_1919570303"/>Entities<text:bookmark-end text:name="__RefHeading___Toc438_1919570303"/></text:h>
      <text:p text:style-name="P7"/>
      <text:p text:style-name="Standard">* Kid</text:p>
      <text:p text:style-name="Standard">* Reward</text:p>
      <text:p text:style-name="Standard">* Calendar</text:p>
      <text:p text:style-name="Standard">* User</text:p>
      <text:p text:style-name="Standard"/>
      <text:p text:style-name="Standard"># Kid:</text:p>
      <text:p text:style-name="Standard"><text:s text:c="2"/>The kid's entity will maintain the data of a kid.</text:p>
      <text:p text:style-name="Standard"><text:s text:c="2"/>It'll store all the personal data, and the list of users (parents) able to modify/manage it.</text:p>
      <text:p text:style-name="Standard"><text:s text:c="2"/>Every kid will have only one calendar, and a list of possible rewards.</text:p>
      <text:p text:style-name="Standard"><text:s text:c="2"/>This list can be shared by two (or more) different kids if the manager users are the same.</text:p>
      <text:p text:style-name="Standard">* Attributes</text:p>
      <text:p text:style-name="Standard"><text:s text:c="2"/>* Name</text:p>
      <text:p text:style-name="Standard"><text:soft-page-break/><text:s text:c="2"/>* Surname</text:p>
      <text:p text:style-name="Standard"><text:s text:c="2"/>* Photo (optional)</text:p>
      <text:p text:style-name="Standard"><text:s text:c="2"/>* Calendar: 1 per child.</text:p>
      <text:p text:style-name="Standard"><text:s text:c="2"/>* Rewards: 1 list per child (can be shared by two+ kids if the users are the same)</text:p>
      <text:p text:style-name="Standard"><text:s text:c="2"/>* Users: list of users authorized to manage the kid's data</text:p>
      <text:p text:style-name="Standard"><text:s text:c="2"/>* Audit Data: registry of operations</text:p>
      <text:p text:style-name="Standard"/>
      <text:p text:style-name="Standard"># Reward:</text:p>
      <text:p text:style-name="Standard"><text:s text:c="2"/>A reward is merely a prize and the cost associated to it.</text:p>
      <text:p text:style-name="Standard"><text:s text:c="2"/>Every user will create his/her own list of rewards.</text:p>
      <text:p text:style-name="Standard">* Attributes</text:p>
      <text:p text:style-name="Standard"><text:s text:c="2"/>* Name</text:p>
      <text:p text:style-name="Standard"><text:s text:c="2"/>* Photo (optional)</text:p>
      <text:p text:style-name="Standard"><text:s text:c="2"/>* Cost: in points</text:p>
      <text:p text:style-name="Standard"><text:s text:c="2"/>* Audit Data: registered by, datetime, cost's upd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0:06:05.379000000</meta:creation-date>
    <dc:date>2018-02-20T20:25:12.291000000</dc:date>
    <meta:editing-duration>PT7M24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4" meta:paragraph-count="121" meta:word-count="699" meta:character-count="4021" meta:non-whitespace-character-count="3404"/>
  </office:meta>
</office:document-meta>
</file>